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A00000275953269231B0B4A0F.png" manifest:media-type="image/png"/>
  <manifest:file-entry manifest:full-path="Pictures/10000201000004EA0000027545952823DA647837.png" manifest:media-type="image/png"/>
  <manifest:file-entry manifest:full-path="Pictures/10000201000004EA00000275CAD8641771727724.png" manifest:media-type="image/png"/>
  <manifest:file-entry manifest:full-path="Pictures/10000201000004EA000004EA9B455DDB593ABC47.png" manifest:media-type="image/png"/>
  <manifest:file-entry manifest:full-path="Pictures/10000201000004EA000004EA8A112366AD3B6446.png" manifest:media-type="image/png"/>
  <manifest:file-entry manifest:full-path="Pictures/10000201000004EA000004EAB2150DEA547D66DB.png" manifest:media-type="image/png"/>
  <manifest:file-entry manifest:full-path="Pictures/10000201000004EA000004EA2DB6FB2E6C78320A.png" manifest:media-type="image/png"/>
  <manifest:file-entry manifest:full-path="Pictures/10000201000004EA000004EAD8634D454343A32C.png" manifest:media-type="image/png"/>
  <manifest:file-entry manifest:full-path="Pictures/10000201000004EA000004EA92AF9B72C55E41DA.png" manifest:media-type="image/png"/>
  <manifest:file-entry manifest:full-path="Pictures/10000201000004EA000004EA730787A12D32C6D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stroke="none" svg:stroke-color="#000000" draw:fill="none" draw:fill-color="#ffffff" fo:min-height="0.7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2cm" svg:height="7.112cm" svg:x="2.479cm" svg:y="8.197cm">
          <draw:image xlink:href="Pictures/10000201000004EA000004EA730787A12D32C6D9.png" xlink:type="simple" xlink:show="embed" xlink:actuate="onLoad">
            <text:p/>
          </draw:image>
        </draw:frame>
        <draw:frame draw:style-name="gr1" draw:text-style-name="P1" draw:layer="layout" svg:width="7.112cm" svg:height="7.112cm" svg:x="11.614cm" svg:y="1.243cm">
          <draw:image xlink:href="Pictures/10000201000004EA000004EA92AF9B72C55E41DA.png" xlink:type="simple" xlink:show="embed" xlink:actuate="onLoad">
            <text:p/>
          </draw:image>
        </draw:frame>
        <draw:frame draw:style-name="gr2" draw:text-style-name="P1" draw:layer="layout" svg:width="7.112cm" svg:height="7.112cm" svg:x="11.625cm" svg:y="8.228cm">
          <draw:image xlink:href="Pictures/10000201000004EA000004EAD8634D454343A32C.png" xlink:type="simple" xlink:show="embed" xlink:actuate="onLoad">
            <text:p/>
          </draw:image>
        </draw:frame>
        <draw:frame draw:style-name="gr1" draw:text-style-name="P1" draw:layer="layout" svg:width="4.572cm" svg:height="4.572cm" svg:x="1.373cm" svg:y="17.34cm">
          <draw:image xlink:href="Pictures/10000201000004EA000004EA2DB6FB2E6C78320A.png" xlink:type="simple" xlink:show="embed" xlink:actuate="onLoad">
            <text:p/>
          </draw:image>
        </draw:frame>
        <draw:frame draw:style-name="gr1" draw:text-style-name="P1" draw:layer="layout" svg:width="4.572cm" svg:height="4.572cm" svg:x="6.072cm" svg:y="17.34cm">
          <draw:image xlink:href="Pictures/10000201000004EA000004EAB2150DEA547D66DB.png" xlink:type="simple" xlink:show="embed" xlink:actuate="onLoad">
            <text:p/>
          </draw:image>
        </draw:frame>
        <draw:frame draw:style-name="gr1" draw:text-style-name="P1" draw:layer="layout" svg:width="4.572cm" svg:height="4.572cm" svg:x="11.152cm" svg:y="17.34cm">
          <draw:image xlink:href="Pictures/10000201000004EA000004EA8A112366AD3B6446.png" xlink:type="simple" xlink:show="embed" xlink:actuate="onLoad">
            <text:p/>
          </draw:image>
        </draw:frame>
        <draw:frame draw:style-name="gr1" draw:text-style-name="P1" draw:layer="layout" svg:width="4.572cm" svg:height="4.572cm" svg:x="15.851cm" svg:y="17.34cm">
          <draw:image xlink:href="Pictures/10000201000004EA000004EA9B455DDB593ABC47.png" xlink:type="simple" xlink:show="embed" xlink:actuate="onLoad">
            <text:p/>
          </draw:image>
        </draw:frame>
        <draw:frame draw:style-name="gr1" draw:text-style-name="P1" draw:layer="layout" svg:width="7.112cm" svg:height="3.454cm" svg:x="2.47cm" svg:y="4.426cm">
          <draw:image xlink:href="Pictures/10000201000004EA00000275CAD8641771727724.png" xlink:type="simple" xlink:show="embed" xlink:actuate="onLoad">
            <text:p/>
          </draw:image>
        </draw:frame>
        <draw:frame draw:style-name="gr1" draw:text-style-name="P1" draw:layer="layout" svg:width="4.064cm" svg:height="1.956cm" svg:x="1.542cm" svg:y="15.245cm">
          <draw:image xlink:href="Pictures/10000201000004EA0000027545952823DA647837.png" xlink:type="simple" xlink:show="embed" xlink:actuate="onLoad">
            <text:p/>
          </draw:image>
        </draw:frame>
        <draw:frame draw:style-name="gr1" draw:text-style-name="P1" draw:layer="layout" svg:width="4.064cm" svg:height="1.956cm" svg:x="6.199cm" svg:y="15.244cm">
          <draw:image xlink:href="Pictures/10000201000004EA00000275953269231B0B4A0F.png" xlink:type="simple" xlink:show="embed" xlink:actuate="onLoad">
            <text:p/>
          </draw:image>
        </draw:frame>
        <draw:frame draw:style-name="gr1" draw:text-style-name="P1" draw:layer="layout" svg:width="4.064cm" svg:height="1.956cm" svg:x="11.348cm" svg:y="15.244cm">
          <draw:image xlink:href="Pictures/10000201000004EA0000027545952823DA647837.png" xlink:type="simple" xlink:show="embed" xlink:actuate="onLoad">
            <text:p/>
          </draw:image>
        </draw:frame>
        <draw:frame draw:style-name="gr1" draw:text-style-name="P1" draw:layer="layout" svg:width="4.064cm" svg:height="1.956cm" svg:x="16.105cm" svg:y="15.244cm">
          <draw:image xlink:href="Pictures/10000201000004EA00000275953269231B0B4A0F.png" xlink:type="simple" xlink:show="embed" xlink:actuate="onLoad">
            <text:p/>
          </draw:image>
        </draw:frame>
        <draw:frame draw:style-name="gr3" draw:text-style-name="P2" draw:layer="layout" svg:width="1.397cm" svg:height="1.397cm" svg:x="1.2cm" svg:y="5.18cm">
          <draw:text-box>
            <text:p><text:span text:style-name="T1">(a)</text:span></text:p>
          </draw:text-box>
        </draw:frame>
        <draw:frame draw:style-name="gr4" draw:text-style-name="P2" draw:layer="layout" svg:width="1.397cm" svg:height="1.657cm" svg:x="9.963cm" svg:y="4.291cm">
          <draw:text-box>
            <text:p><text:span text:style-name="T1">(b)</text:span></text:p>
          </draw:text-box>
        </draw:frame>
        <draw:frame draw:style-name="gr4" draw:text-style-name="P2" draw:layer="layout" svg:width="1.397cm" svg:height="1.657cm" svg:x="9.963cm" svg:y="11.524cm">
          <draw:text-box>
            <text:p><text:span text:style-name="T1">(d)</text:span></text:p>
          </draw:text-box>
        </draw:frame>
        <draw:frame draw:style-name="gr4" draw:text-style-name="P2" draw:layer="layout" svg:width="1.397cm" svg:height="1.657cm" svg:x="1.2cm" svg:y="11.53cm">
          <draw:text-box>
            <text:p><text:span text:style-name="T1">(c)</text:span></text:p>
          </draw:text-box>
        </draw:frame>
        <draw:frame draw:style-name="gr5" draw:text-style-name="P2" draw:layer="layout" svg:width="1.397cm" svg:height="0.954cm" svg:x="3.232cm" svg:y="21.803cm">
          <draw:text-box>
            <text:p><text:span text:style-name="T1">(e)</text:span></text:p>
          </draw:text-box>
        </draw:frame>
        <draw:frame draw:style-name="gr5" draw:text-style-name="P2" draw:layer="layout" svg:width="1.397cm" svg:height="0.954cm" svg:x="7.877cm" svg:y="21.797cm">
          <draw:text-box>
            <text:p><text:span text:style-name="T1">(f)</text:span></text:p>
          </draw:text-box>
        </draw:frame>
        <draw:frame draw:style-name="gr6" draw:text-style-name="P2" draw:layer="layout" svg:width="1.397cm" svg:height="0.989cm" svg:x="13.065cm" svg:y="21.803cm">
          <draw:text-box>
            <text:p><text:span text:style-name="T1">(g)</text:span></text:p>
          </draw:text-box>
        </draw:frame>
        <draw:frame draw:style-name="gr5" draw:text-style-name="P2" draw:layer="layout" svg:width="1.397cm" svg:height="0.954cm" svg:x="17.837cm" svg:y="21.803cm">
          <draw:text-box>
            <text:p><text:span text:style-name="T1">(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3.8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tf </meta:initial-creator>
    <meta:creation-date>2017-06-27T15:00:56.305029432</meta:creation-date>
    <dc:date>2017-06-30T16:50:50.771141140</dc:date>
    <dc:creator>wangtf </dc:creator>
    <meta:editing-duration>PT45M29S</meta:editing-duration>
    <meta:editing-cycles>8</meta:editing-cycles>
    <meta:generator>LibreOffice/5.0.6.2$Linux_X86_64 LibreOffice_project/00$Build-2</meta:generator>
    <meta:document-statistic meta:object-count="20"/>
  </office:meta>
</office:document-meta>
</file>